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6336" calcext:value-type="float">
            <text:p>34.48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6648" calcext:value-type="float">
            <text:p>34.50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25593846154" calcext:value-type="float">
            <text:p>34.66255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79325714286" calcext:value-type="float">
            <text:p>34.9479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5417931034" calcext:value-type="float">
            <text:p>34.97254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3908965517" calcext:value-type="float">
            <text:p>34.44839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6402857143" calcext:value-type="float">
            <text:p>34.2966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4412137931" calcext:value-type="float">
            <text:p>34.4344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90994285714" calcext:value-type="float">
            <text:p>34.2690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17260689655" calcext:value-type="float">
            <text:p>34.33172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23528888889" calcext:value-type="float">
            <text:p>34.43235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80896551724" calcext:value-type="float">
            <text:p>34.508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08841290323" calcext:value-type="float">
            <text:p>34.8008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23864" calcext:value-type="float">
            <text:p>34.8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7656516129" calcext:value-type="float">
            <text:p>35.0076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6968" calcext:value-type="float">
            <text:p>35.14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1187096774" calcext:value-type="float">
            <text:p>35.33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4090322581" calcext:value-type="float">
            <text:p>35.350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79336" calcext:value-type="float">
            <text:p>34.97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3713548387" calcext:value-type="float">
            <text:p>35.0243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7792" calcext:value-type="float">
            <text:p>35.08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60425806452" calcext:value-type="float">
            <text:p>35.196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8314" calcext:value-type="float">
            <text:p>35.27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86681290323" calcext:value-type="float">
            <text:p>35.3586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9989677419" calcext:value-type="float">
            <text:p>35.7319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86456" calcext:value-type="float">
            <text:p>35.84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3096774194" calcext:value-type="float">
            <text:p>36.030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24472" calcext:value-type="float">
            <text:p>36.24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45019354839" calcext:value-type="float">
            <text:p>36.634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84872258064" calcext:value-type="float">
            <text:p>36.4184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7504" calcext:value-type="float">
            <text:p>35.8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22769032258" calcext:value-type="float">
            <text:p>35.5222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27864" calcext:value-type="float">
            <text:p>35.55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09060645161" calcext:value-type="float">
            <text:p>35.590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77405714286" calcext:value-type="float">
            <text:p>35.6977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64002580645" calcext:value-type="float">
            <text:p>35.796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77127741935" calcext:value-type="float">
            <text:p>36.0477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11415172414" calcext:value-type="float">
            <text:p>36.17114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16335483871" calcext:value-type="float">
            <text:p>36.421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3924" calcext:value-type="float">
            <text:p>36.9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50908387097" calcext:value-type="float">
            <text:p>37.3150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21651612903" calcext:value-type="float">
            <text:p>36.742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23648" calcext:value-type="float">
            <text:p>35.53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78294193548" calcext:value-type="float">
            <text:p>35.407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90832" calcext:value-type="float">
            <text:p>35.48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1003870968" calcext:value-type="float">
            <text:p>35.5971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1694" calcext:value-type="float">
            <text:p>35.651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8069677419" calcext:value-type="float">
            <text:p>35.719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9679483871" calcext:value-type="float">
            <text:p>35.879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79824" calcext:value-type="float">
            <text:p>35.97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35540645161" calcext:value-type="float">
            <text:p>36.203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47504" calcext:value-type="float">
            <text:p>36.53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48774193548" calcext:value-type="float">
            <text:p>36.934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42472258065" calcext:value-type="float">
            <text:p>36.7842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06344" calcext:value-type="float">
            <text:p>35.86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2392516129" calcext:value-type="float">
            <text:p>35.5623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71728" calcext:value-type="float">
            <text:p>35.64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19411612903" calcext:value-type="float">
            <text:p>35.7119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24830344828" calcext:value-type="float">
            <text:p>35.84248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61455483871" calcext:value-type="float">
            <text:p>35.946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36815483871" calcext:value-type="float">
            <text:p>36.043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0736" calcext:value-type="float">
            <text:p>36.22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6504" calcext:value-type="float">
            <text:p>36.49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3392" calcext:value-type="float">
            <text:p>36.90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11352258065" calcext:value-type="float">
            <text:p>37.0311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0720516129" calcext:value-type="float">
            <text:p>35.900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6344" calcext:value-type="float">
            <text:p>35.60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44397419355" calcext:value-type="float">
            <text:p>35.6944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52168" calcext:value-type="float">
            <text:p>35.7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62614193548" calcext:value-type="float">
            <text:p>35.8162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17982857143" calcext:value-type="float">
            <text:p>35.9417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62611612903" calcext:value-type="float">
            <text:p>35.986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19347096774" calcext:value-type="float">
            <text:p>36.1519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94016" calcext:value-type="float">
            <text:p>36.3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32701935484" calcext:value-type="float">
            <text:p>36.5132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4119483871" calcext:value-type="float">
            <text:p>37.114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17785806452" calcext:value-type="float">
            <text:p>36.1317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28112" calcext:value-type="float">
            <text:p>35.8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43179354839" calcext:value-type="float">
            <text:p>35.924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85464" calcext:value-type="float">
            <text:p>35.91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30743225806" calcext:value-type="float">
            <text:p>36.0030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30335483871" calcext:value-type="float">
            <text:p>36.193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16335483871" calcext:value-type="float">
            <text:p>36.421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47528" calcext:value-type="float">
            <text:p>36.6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6172903226" calcext:value-type="float">
            <text:p>36.844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2664" calcext:value-type="float">
            <text:p>37.23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7876129032" calcext:value-type="float">
            <text:p>37.039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5507096774" calcext:value-type="float">
            <text:p>36.8895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1208" calcext:value-type="float">
            <text:p>35.99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03501935484" calcext:value-type="float">
            <text:p>36.010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43728" calcext:value-type="float">
            <text:p>36.10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39068387097" calcext:value-type="float">
            <text:p>36.2239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3905714286" calcext:value-type="float">
            <text:p>36.3263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7393548387" calcext:value-type="float">
            <text:p>36.444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33569032258" calcext:value-type="float">
            <text:p>36.543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56008" calcext:value-type="float">
            <text:p>36.78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75145806452" calcext:value-type="float">
            <text:p>37.0675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93608" calcext:value-type="float">
            <text:p>37.65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68304516129" calcext:value-type="float">
            <text:p>38.156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4216774194" calcext:value-type="float">
            <text:p>37.3074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1288" calcext:value-type="float">
            <text:p>36.05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5989677419" calcext:value-type="float">
            <text:p>35.5795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6236" calcext:value-type="float">
            <text:p>35.41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20745806452" calcext:value-type="float">
            <text:p>35.452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80579310345" calcext:value-type="float">
            <text:p>35.5680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7602580645" calcext:value-type="float">
            <text:p>35.628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5304615385" calcext:value-type="float">
            <text:p>35.51553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64416" calcext:value-type="float">
            <text:p>35.679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82181538461" calcext:value-type="float">
            <text:p>35.918218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131936" calcext:value-type="float">
            <text:p>36.281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7547692308" calcext:value-type="float">
            <text:p>36.69475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37058461538" calcext:value-type="float">
            <text:p>35.86370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75808" calcext:value-type="float">
            <text:p>35.23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9238" calcext:value-type="float">
            <text:p>35.559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81268571429" calcext:value-type="float">
            <text:p>35.9581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8868571429" calcext:value-type="float">
            <text:p>35.9428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3921" calcext:value-type="float">
            <text:p>35.943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0011428572" calcext:value-type="float">
            <text:p>35.93200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7388" calcext:value-type="float">
            <text:p>34.72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168" calcext:value-type="float">
            <text:p>35.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7814" calcext:value-type="float">
            <text:p>35.08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6264" calcext:value-type="float">
            <text:p>35.3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604" calcext:value-type="float">
            <text:p>35.6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6608" calcext:value-type="float">
            <text:p>34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3964" calcext:value-type="float">
            <text:p>34.76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4416" calcext:value-type="float">
            <text:p>34.8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70985263158" calcext:value-type="float">
            <text:p>34.617098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51614545455" calcext:value-type="float">
            <text:p>34.78516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9566451613" calcext:value-type="float">
            <text:p>35.0369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9808" calcext:value-type="float">
            <text:p>35.25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7048516129" calcext:value-type="float">
            <text:p>35.477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8263225806" calcext:value-type="float">
            <text:p>35.9238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3370322581" calcext:value-type="float">
            <text:p>35.1553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25944" calcext:value-type="float">
            <text:p>35.0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8911483871" calcext:value-type="float">
            <text:p>35.068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77936" calcext:value-type="float">
            <text:p>35.12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49032258065" calcext:value-type="float">
            <text:p>35.174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59310344828" calcext:value-type="float">
            <text:p>35.2359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68521290323" calcext:value-type="float">
            <text:p>35.306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70309677419" calcext:value-type="float">
            <text:p>35.607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15592" calcext:value-type="float">
            <text:p>35.7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19060645161" calcext:value-type="float">
            <text:p>35.971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676" calcext:value-type="float">
            <text:p>36.3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3223483871" calcext:value-type="float">
            <text:p>36.8032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74116129032" calcext:value-type="float">
            <text:p>36.31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7432" calcext:value-type="float">
            <text:p>35.3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5086451613" calcext:value-type="float">
            <text:p>35.262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74656" calcext:value-type="float">
            <text:p>35.29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4570322581" calcext:value-type="float">
            <text:p>35.353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06694285714" calcext:value-type="float">
            <text:p>35.40066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68923870968" calcext:value-type="float">
            <text:p>35.456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24712" calcext:value-type="float">
            <text:p>35.67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5829677419" calcext:value-type="float">
            <text:p>35.8325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4708" calcext:value-type="float">
            <text:p>36.14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2913548387" calcext:value-type="float">
            <text:p>36.670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74815483871" calcext:value-type="float">
            <text:p>35.967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6848" calcext:value-type="float">
            <text:p>35.29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9829677419" calcext:value-type="float">
            <text:p>35.222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1512" calcext:value-type="float">
            <text:p>35.2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59037419355" calcext:value-type="float">
            <text:p>35.215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1268" calcext:value-type="float">
            <text:p>35.29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33298064516" calcext:value-type="float">
            <text:p>35.3433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686" calcext:value-type="float">
            <text:p>35.460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24452173913" calcext:value-type="float">
            <text:p>35.63244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3487" calcext:value-type="float">
            <text:p>35.773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4530909091" calcext:value-type="float">
            <text:p>36.07945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46963478261" calcext:value-type="float">
            <text:p>36.614696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39344" calcext:value-type="float">
            <text:p>35.59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8336" calcext:value-type="float">
            <text:p>35.70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85" calcext:value-type="float">
            <text:p>35.7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63616" calcext:value-type="float">
            <text:p>36.11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" calcext:value-type="float">
            <text:p>35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81888" calcext:value-type="float">
            <text:p>35.64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9156" calcext:value-type="float">
            <text:p>35.91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6468" calcext:value-type="float">
            <text:p>34.98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1286" calcext:value-type="float">
            <text:p>33.911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5816" calcext:value-type="float">
            <text:p>34.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6968" calcext:value-type="float">
            <text:p>33.9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3196" calcext:value-type="float">
            <text:p>33.95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2584" calcext:value-type="float">
            <text:p>33.8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88" meta:object-count="0"/>
    <meta:user-defined meta:name="AppVersion">3.0</meta:user-defined>
  </office:meta>
</office:document-meta>
</file>